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97469" officeooo:paragraph-rsid="00097469"/>
    </style:style>
    <style:style style:name="P2" style:family="paragraph" style:parent-style-name="Header">
      <style:paragraph-properties fo:text-align="center" style:justify-single-word="false"/>
      <style:text-properties officeooo:rsid="00097469" officeooo:paragraph-rsid="00097469"/>
    </style:style>
    <style:style style:name="P3" style:family="paragraph" style:parent-style-name="Standard">
      <style:text-properties officeooo:paragraph-rsid="0004ea63"/>
    </style:style>
    <style:style style:name="P4" style:family="paragraph" style:parent-style-name="Standard">
      <style:paragraph-properties fo:text-align="start" style:justify-single-word="false"/>
      <style:text-properties officeooo:rsid="0004ea63" officeooo:paragraph-rsid="0004ea63"/>
    </style:style>
    <style:style style:name="P5" style:family="paragraph" style:parent-style-name="Standard">
      <style:paragraph-properties fo:text-align="center" style:justify-single-word="false"/>
      <style:text-properties officeooo:paragraph-rsid="0004ea63"/>
    </style:style>
    <style:style style:name="P6" style:family="paragraph" style:parent-style-name="Standard">
      <style:paragraph-properties fo:text-align="start" style:justify-single-word="false"/>
      <style:text-properties officeooo:paragraph-rsid="0004ea63"/>
    </style:style>
    <style:style style:name="P7" style:family="paragraph" style:parent-style-name="Standard">
      <style:paragraph-properties fo:text-align="center" style:justify-single-word="false"/>
      <style:text-properties officeooo:rsid="0007978e" officeooo:paragraph-rsid="0007978e"/>
    </style:style>
    <style:style style:name="T1" style:family="text">
      <style:text-properties officeooo:rsid="0004ea63"/>
    </style:style>
    <style:style style:name="T2" style:family="text">
      <style:text-properties officeooo:rsid="000797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ódigo em Assembly</text:span></text:p>
      <text:p text:style-name="P3"/>
      <text:p text:style-name="P3">.data</text:p>
      <text:p text:style-name="Standard"><text:tab/>x: .space 4000</text:p>
      <text:p text:style-name="Standard"><text:tab/>y: .space 4000</text:p>
      <text:p text:style-name="Standard"><text:tab/>cx: 1 </text:p>
      <text:p text:style-name="Standard"><text:tab/>cy: 2</text:p>
      <text:p text:style-name="Standard"><text:tab/>cc: 999 </text:p>
      <text:p text:style-name="Standard">.text</text:p>
      <text:p text:style-name="Standard">#1 <text:s text:c="5"/>la $s0, x</text:p>
      <text:p text:style-name="Standard">#2 <text:s text:c="5"/>la $s1, y</text:p>
      <text:p text:style-name="Standard">#3 <text:s text:c="5"/>la $s2, cx</text:p>
      <text:p text:style-name="Standard">#4 <text:s text:c="5"/>lw $s2, 0($s2)</text:p>
      <text:p text:style-name="Standard">#5 <text:s text:c="5"/>sw $s2, 0($s0)</text:p>
      <text:p text:style-name="Standard">#6 <text:s text:c="5"/>la $s3, cy</text:p>
      <text:p text:style-name="Standard">#7 <text:s text:c="5"/>lw $s3, 0($s3)</text:p>
      <text:p text:style-name="Standard">#8 <text:s text:c="5"/>sw $s3, 0($s1)</text:p>
      <text:p text:style-name="Standard">#9 <text:s text:c="5"/>la $s4, cc</text:p>
      <text:p text:style-name="Standard">#10 <text:s text:c="3"/>lw $s4, 0($s4)</text:p>
      <text:p text:style-name="Standard">LOOP:</text:p>
      <text:p text:style-name="Standard">#11 <text:s text:c="3"/>lw $t0, 0($s0)</text:p>
      <text:p text:style-name="Standard">#12 <text:s text:c="3"/>lw $t1, 0($s1)</text:p>
      <text:p text:style-name="Standard">#13 <text:s text:c="3"/>mul $t0, $t0, $t1</text:p>
      <text:p text:style-name="Standard">#14 <text:s text:c="3"/>sw $t0, 0($s0)</text:p>
      <text:p text:style-name="Standard">#15 <text:s text:c="2"/>addi $s0, $s0, 4</text:p>
      <text:p text:style-name="Standard">#16 <text:s text:c="2"/>addi $s1, $s1, 4</text:p>
      <text:p text:style-name="Standard">#17 <text:s text:c="2"/>addi $s2, $s2, 1</text:p>
      <text:p text:style-name="Standard">#18 <text:s text:c="2"/>addi $s3, $s3, 2</text:p>
      <text:p text:style-name="Standard">#19 <text:s text:c="2"/>addi $s4, $s4, -1</text:p>
      <text:p text:style-name="Standard">#20 <text:s text:c="2"/>sw $s2, 0($s0)</text:p>
      <text:p text:style-name="Standard">#21 <text:s text:c="2"/>sw $s3, 0($s1)</text:p>
      <text:p text:style-name="Standard">#22 <text:s text:c="2"/>bge $s4, $zero, LO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Código em C</text:span></text:p>
      <text:p text:style-name="P6"><text:span text:style-name="T1">#include &lt;stdio.h&gt;</text:span></text:p>
      <text:p text:style-name="P4"/>
      <text:p text:style-name="P4">int main(){</text:p>
      <text:p text:style-name="P4"><text:s text:c="4"/>int x[1000];</text:p>
      <text:p text:style-name="P4"><text:s text:c="4"/>int y[1000];</text:p>
      <text:p text:style-name="P4"><text:s text:c="4"/>int j = 1;</text:p>
      <text:p text:style-name="P4"><text:s text:c="4"/>int j2 = 2;</text:p>
      <text:p text:style-name="P4"/>
      <text:p text:style-name="P4"><text:s text:c="4"/>for(int i = 0; i &lt; 1000; i++){</text:p>
      <text:p text:style-name="P4"><text:s text:c="8"/>x[i] = j;</text:p>
      <text:p text:style-name="P4"><text:s text:c="8"/>y[i] = j2;</text:p>
      <text:p text:style-name="P4"><text:s text:c="8"/>x[i] = x[i] * y[i];</text:p>
      <text:p text:style-name="P4"><text:s text:c="8"/>j++;</text:p>
      <text:p text:style-name="P4"><text:s text:c="8"/>j2 = j2 + 2;</text:p>
      <text:p text:style-name="P4"><text:s text:c="8"/>printf("i = %d -&gt; %d\n",i, x[i]);</text:p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97469" officeooo:paragraph-rsid="00097469"/>
    </style:style>
    <style:style style:name="MP2" style:family="paragraph" style:parent-style-name="Header">
      <style:text-properties officeooo:rsid="00097469" officeooo:paragraph-rsid="00097469"/>
    </style:style>
    <style:style style:name="MP3" style:family="paragraph" style:parent-style-name="Standard">
      <style:text-properties officeooo:paragraph-rsid="0004ea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>Trabalho Extra AOC</text:p>
        <text:p text:style-name="MP2">Nome: Euller Henrique Bandeira Oliveira</text:p>
        <text:p text:style-name="MP2">Matrícula: 11821BSI210</text:p>
      </style:header>
      <style:footer>
        <text:p text:style-name="MP3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20:52:51.373828536</meta:creation-date>
    <dc:date>2019-11-24T22:27:45.724383042</dc:date>
    <meta:editing-duration>PT46M58S</meta:editing-duration>
    <meta:editing-cycles>5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50" meta:word-count="175" meta:character-count="901" meta:non-whitespace-character-count="621"/>
  </office:meta>
</office:document-meta>
</file>